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Oxygen" svg:font-family="Oxygen" style:font-family-generic="roman" style:font-pitch="variable"/>
    <style:font-face style:name="Bitter" svg:font-family="Bitter" style:font-family-generic="roman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roman" style:font-pitch="variable"/>
    <style:font-face style:name="Fontdiner Swanky" svg:font-family="Fontdiner Swanky" style:font-family-generic="roman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ableColumn9" style:family="table-column">
      <style:table-column-properties style:column-width="0.3951in" style:use-optimal-column-width="false"/>
    </style:style>
    <style:style style:name="TableColumn10" style:family="table-column">
      <style:table-column-properties style:column-width="3.552in" style:use-optimal-column-width="false"/>
    </style:style>
    <style:style style:name="TableColumn11" style:family="table-column">
      <style:table-column-properties style:column-width="3.3548in" style:use-optimal-column-width="false"/>
    </style:style>
    <style:style style:name="Table8" style:family="table">
      <style:table-properties style:width="7.302in" fo:margin-left="0.090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4" style:parent-style-name="Titolo2" style:family="paragraph">
      <style:paragraph-properties fo:margin-top="0in" fo:margin-bottom="0in"/>
    </style:style>
    <style:style style:name="TableCell1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1" style:parent-style-name="Titolo3" style:family="paragraph">
      <style:paragraph-properties fo:text-align="start" fo:margin-top="0in"/>
      <style:text-properties style:font-name="Segoe UI"/>
    </style:style>
    <style:style style:name="TableCell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3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Cell2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5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8" style:parent-style-name="Titolo3" style:family="paragraph">
      <style:paragraph-properties fo:text-align="start" fo:margin-top="0in"/>
      <style:text-properties style:font-name="Segoe UI"/>
    </style:style>
    <style:style style:name="TableCell2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0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Cell3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2" style:parent-style-name="Standard" style:family="paragraph">
      <style:paragraph-properties fo:text-align="start"/>
      <style:text-properties style:font-name="Segoe UI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5" style:parent-style-name="Titolo3" style:family="paragraph">
      <style:paragraph-properties fo:text-align="start" fo:margin-top="0in"/>
      <style:text-properties style:font-name="Segoe UI"/>
    </style:style>
    <style:style style:name="TableCell3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7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fo:background-color="#FFFFFF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start"/>
      <style:text-properties style:font-name="Segoe UI" fo:background-color="#FFFFFF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2" style:parent-style-name="Titolo3" style:family="paragraph">
      <style:paragraph-properties fo:text-align="start" fo:margin-top="0in"/>
      <style:text-properties style:font-name="Segoe UI"/>
    </style:style>
    <style:style style:name="TableCell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4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 fo:background-color="#FFFFFF"/>
    </style:style>
    <style:style style:name="TableCell4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6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9" style:parent-style-name="Titolo3" style:family="paragraph">
      <style:paragraph-properties fo:text-align="start" fo:margin-top="0in"/>
      <style:text-properties style:font-name="Segoe UI"/>
    </style:style>
    <style:style style:name="TableCell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1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5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3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54" style:family="table-row">
      <style:table-row-properties style:min-row-height="0.1347in" style:use-optimal-row-height="false"/>
    </style:style>
    <style:style style:name="TableCell5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6" style:parent-style-name="Titolo3" style:family="paragraph">
      <style:paragraph-properties fo:text-align="start" fo:margin-top="0in"/>
      <style:text-properties style:font-name="Segoe UI"/>
    </style:style>
    <style:style style:name="TableCell5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8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TableCell5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0" style:parent-style-name="Standard" style:family="paragraph">
      <style:paragraph-properties fo:text-align="start"/>
      <style:text-properties style:font-name="Segoe UI" fo:background-color="#FFFFFF"/>
    </style:style>
    <style:style style:name="TableRow61" style:family="table-row">
      <style:table-row-properties style:min-row-height="0.4284in" style:use-optimal-row-height="false"/>
    </style:style>
    <style:style style:name="TableCell6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3" style:parent-style-name="Titolo3" style:family="paragraph">
      <style:paragraph-properties fo:text-align="start" fo:margin-top="0in"/>
      <style:text-properties style:font-name="Segoe UI"/>
    </style:style>
    <style:style style:name="TableCell6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5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TableCell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start"/>
      <style:text-properties style:font-name="Segoe UI" fo:background-color="#FFFFFF"/>
    </style:style>
    <style:style style:name="TableRow68" style:family="table-row">
      <style:table-row-properties style:min-row-height="0.1347in"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0" style:parent-style-name="Titolo3" style:family="paragraph">
      <style:paragraph-properties fo:text-align="start" fo:margin-top="0in"/>
      <style:text-properties style:font-name="Segoe UI"/>
    </style:style>
    <style:style style:name="TableCell7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2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P73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style:font-name="Segoe UI" fo:background-color="#FFFFFF"/>
    </style:style>
    <style:style style:name="P76" style:parent-style-name="Titolo1" style:family="paragraph">
      <style:paragraph-properties fo:margin-bottom="0in"/>
    </style:style>
    <style:style style:name="T77" style:parent-style-name="Car.predefinitoparagrafo" style:family="text">
      <style:text-properties fo:font-weight="bold" style:font-weight-asian="bold" style:font-weight-complex="bold" fo:color="#1E6A39" fo:font-size="18pt" style:font-size-asian="18pt" style:font-size-complex="18pt"/>
    </style:style>
    <style:style style:name="T78" style:parent-style-name="Car.predefinitoparagrafo" style:family="text">
      <style:text-properties fo:font-weight="bold" style:font-weight-asian="bold" style:font-weight-complex="bold" fo:color="#1E6A39" fo:font-size="18pt" style:font-size-asian="18pt" style:font-size-complex="18pt"/>
    </style:style>
    <style:style style:name="TableColumn80" style:family="table-column">
      <style:table-column-properties style:column-width="0.7493in" style:use-optimal-column-width="false"/>
    </style:style>
    <style:style style:name="TableColumn81" style:family="table-column">
      <style:table-column-properties style:column-width="3.1979in" style:use-optimal-column-width="false"/>
    </style:style>
    <style:style style:name="TableColumn82" style:family="table-column">
      <style:table-column-properties style:column-width="3.3548in" style:use-optimal-column-width="false"/>
    </style:style>
    <style:style style:name="Table79" style:family="table">
      <style:table-properties style:width="7.302in" fo:margin-left="0.0902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85" style:parent-style-name="Titolo2" style:family="paragraph">
      <style:paragraph-properties fo:margin-top="0in" fo:margin-bottom="0in"/>
      <style:text-properties fo:font-weight="normal" style:font-weight-asian="normal"/>
    </style:style>
    <style:style style:name="TableCell8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92" style:parent-style-name="Titolo3" style:family="paragraph">
      <style:paragraph-properties fo:text-align="start" fo:margin-top="0in"/>
      <style:text-properties style:font-name="Segoe UI" fo:font-weight="normal" style:font-weight-asian="normal"/>
    </style:style>
    <style:style style:name="TableCell9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4" style:parent-style-name="Standard" style:family="paragraph">
      <style:paragraph-properties fo:text-align="start"/>
      <style:text-properties style:font-name="Segoe UI"/>
    </style:style>
    <style:style style:name="TableCell9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6" style:parent-style-name="Standard" style:family="paragraph">
      <style:paragraph-properties fo:text-align="start"/>
      <style:text-properties style:font-name="Segoe UI"/>
    </style:style>
    <style:style style:name="P9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9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100" style:family="table-column">
      <style:table-column-properties style:column-width="0.7493in" style:use-optimal-column-width="false"/>
    </style:style>
    <style:style style:name="TableColumn101" style:family="table-column">
      <style:table-column-properties style:column-width="3.1979in" style:use-optimal-column-width="false"/>
    </style:style>
    <style:style style:name="TableColumn102" style:family="table-column">
      <style:table-column-properties style:column-width="3.3548in" style:use-optimal-column-width="false"/>
    </style:style>
    <style:style style:name="Table99" style:family="table">
      <style:table-properties style:width="7.302in" fo:margin-left="0.090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05" style:parent-style-name="Titolo2" style:family="paragraph">
      <style:paragraph-properties fo:margin-top="0in" fo:margin-bottom="0in"/>
    </style:style>
    <style:style style:name="TableCell10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0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0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0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12" style:parent-style-name="Titolo3" style:family="paragraph">
      <style:paragraph-properties fo:text-align="start" fo:margin-top="0in"/>
      <style:text-properties style:font-name="Segoe UI"/>
    </style:style>
    <style:style style:name="TableCell11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4" style:parent-style-name="Standard" style:family="paragraph">
      <style:paragraph-properties fo:text-align="start"/>
    </style:style>
    <style:style style:name="T115" style:parent-style-name="Car.predefinitoparagrafo" style:family="text">
      <style:text-properties style:font-name="Segoe UI" fo:background-color="#FFFFFF"/>
    </style:style>
    <style:style style:name="TableCell11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7" style:parent-style-name="Standard" style:family="paragraph">
      <style:paragraph-properties fo:text-align="start"/>
      <style:text-properties style:font-name="Segoe UI"/>
    </style:style>
    <style:style style:name="P11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11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121" style:family="table-column">
      <style:table-column-properties style:column-width="0.7493in" style:use-optimal-column-width="false"/>
    </style:style>
    <style:style style:name="TableColumn122" style:family="table-column">
      <style:table-column-properties style:column-width="3.1979in" style:use-optimal-column-width="false"/>
    </style:style>
    <style:style style:name="TableColumn123" style:family="table-column">
      <style:table-column-properties style:column-width="3.3548in" style:use-optimal-column-width="false"/>
    </style:style>
    <style:style style:name="Table120" style:family="table">
      <style:table-properties style:width="7.302in" fo:margin-left="0.0902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26" style:parent-style-name="Titolo2" style:family="paragraph">
      <style:paragraph-properties fo:margin-top="0in" fo:margin-bottom="0in"/>
    </style:style>
    <style:style style:name="TableCell12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2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33" style:parent-style-name="Titolo3" style:family="paragraph">
      <style:paragraph-properties fo:text-align="start" fo:margin-top="0in"/>
      <style:text-properties style:font-name="Segoe UI"/>
    </style:style>
    <style:style style:name="TableCell13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5" style:parent-style-name="Standard" style:family="paragraph">
      <style:paragraph-properties fo:text-align="start"/>
    </style:style>
    <style:style style:name="T136" style:parent-style-name="Car.predefinitoparagrafo" style:family="text">
      <style:text-properties style:font-name="Segoe UI" fo:background-color="#FFFFFF"/>
    </style:style>
    <style:style style:name="T137" style:parent-style-name="Car.predefinitoparagrafo" style:family="text">
      <style:text-properties style:font-name="Segoe UI" fo:background-color="#FFFFFF"/>
    </style:style>
    <style:style style:name="TableCell1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text-align="start"/>
      <style:text-properties style:font-name="Segoe UI"/>
    </style:style>
    <style:style style:name="P140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141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143" style:family="table-column">
      <style:table-column-properties style:column-width="0.7493in" style:use-optimal-column-width="false"/>
    </style:style>
    <style:style style:name="TableColumn144" style:family="table-column">
      <style:table-column-properties style:column-width="3.1979in" style:use-optimal-column-width="false"/>
    </style:style>
    <style:style style:name="TableColumn145" style:family="table-column">
      <style:table-column-properties style:column-width="3.3548in" style:use-optimal-column-width="false"/>
    </style:style>
    <style:style style:name="Table142" style:family="table">
      <style:table-properties style:width="7.302in" fo:margin-left="0.090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48" style:parent-style-name="Titolo2" style:family="paragraph">
      <style:paragraph-properties fo:margin-top="0in" fo:margin-bottom="0in"/>
    </style:style>
    <style:style style:name="TableCell14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5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5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55" style:parent-style-name="Titolo3" style:family="paragraph">
      <style:paragraph-properties fo:text-align="start" fo:margin-top="0in"/>
      <style:text-properties style:font-name="Segoe UI"/>
    </style:style>
    <style:style style:name="TableCell15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7" style:parent-style-name="Standard" style:family="paragraph">
      <style:paragraph-properties fo:text-align="start"/>
    </style:style>
    <style:style style:name="T158" style:parent-style-name="Car.predefinitoparagrafo" style:family="text">
      <style:text-properties style:font-name="Segoe UI" fo:background-color="#FFFFFF"/>
    </style:style>
    <style:style style:name="TableCell15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0" style:parent-style-name="Standard" style:family="paragraph">
      <style:paragraph-properties fo:text-align="start"/>
      <style:text-properties style:font-name="Segoe UI"/>
    </style:style>
    <style:style style:name="P161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16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164" style:family="table-column">
      <style:table-column-properties style:column-width="0.7493in" style:use-optimal-column-width="false"/>
    </style:style>
    <style:style style:name="TableColumn165" style:family="table-column">
      <style:table-column-properties style:column-width="3.1979in" style:use-optimal-column-width="false"/>
    </style:style>
    <style:style style:name="TableColumn166" style:family="table-column">
      <style:table-column-properties style:column-width="3.3548in" style:use-optimal-column-width="false"/>
    </style:style>
    <style:style style:name="Table163" style:family="table">
      <style:table-properties style:width="7.302in" fo:margin-left="0.0902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69" style:parent-style-name="Titolo2" style:family="paragraph">
      <style:paragraph-properties fo:margin-top="0in" fo:margin-bottom="0in"/>
    </style:style>
    <style:style style:name="TableCell17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76" style:parent-style-name="Titolo3" style:family="paragraph">
      <style:paragraph-properties fo:text-align="start" fo:margin-top="0in"/>
      <style:text-properties style:font-name="Segoe UI"/>
    </style:style>
    <style:style style:name="TableCell17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78" style:parent-style-name="Standard" style:family="paragraph">
      <style:paragraph-properties fo:text-align="start"/>
    </style:style>
    <style:style style:name="T179" style:parent-style-name="Car.predefinitoparagrafo" style:family="text">
      <style:text-properties style:font-name="Segoe UI" fo:background-color="#FFFFFF"/>
    </style:style>
    <style:style style:name="T180" style:parent-style-name="Car.predefinitoparagrafo" style:family="text">
      <style:text-properties style:font-name="Segoe UI" fo:background-color="#FFFFFF"/>
    </style:style>
    <style:style style:name="TableCell1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82" style:parent-style-name="Standard" style:family="paragraph">
      <style:paragraph-properties fo:text-align="start"/>
      <style:text-properties style:font-name="Segoe UI"/>
    </style:style>
    <style:style style:name="P18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184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186" style:family="table-column">
      <style:table-column-properties style:column-width="0.7493in" style:use-optimal-column-width="false"/>
    </style:style>
    <style:style style:name="TableColumn187" style:family="table-column">
      <style:table-column-properties style:column-width="3.1979in" style:use-optimal-column-width="false"/>
    </style:style>
    <style:style style:name="TableColumn188" style:family="table-column">
      <style:table-column-properties style:column-width="3.3548in" style:use-optimal-column-width="false"/>
    </style:style>
    <style:style style:name="Table185" style:family="table">
      <style:table-properties style:width="7.302in" fo:margin-left="0.0902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91" style:parent-style-name="Titolo2" style:family="paragraph">
      <style:paragraph-properties fo:margin-top="0in" fo:margin-bottom="0in"/>
    </style:style>
    <style:style style:name="TableCell19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9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98" style:parent-style-name="Titolo3" style:family="paragraph">
      <style:paragraph-properties fo:text-align="start" fo:margin-top="0in"/>
      <style:text-properties style:font-name="Segoe UI"/>
    </style:style>
    <style:style style:name="TableCell19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00" style:parent-style-name="Standard" style:family="paragraph">
      <style:paragraph-properties fo:text-align="start"/>
    </style:style>
    <style:style style:name="T201" style:parent-style-name="Car.predefinitoparagrafo" style:family="text">
      <style:text-properties style:font-name="Segoe UI" fo:background-color="#FFFFFF"/>
    </style:style>
    <style:style style:name="T202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20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04" style:parent-style-name="Standard" style:family="paragraph">
      <style:paragraph-properties fo:text-align="start"/>
      <style:text-properties style:font-name="Segoe UI"/>
    </style:style>
    <style:style style:name="P20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20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08" style:family="table-column">
      <style:table-column-properties style:column-width="0.7493in" style:use-optimal-column-width="false"/>
    </style:style>
    <style:style style:name="TableColumn209" style:family="table-column">
      <style:table-column-properties style:column-width="3.1979in" style:use-optimal-column-width="false"/>
    </style:style>
    <style:style style:name="TableColumn210" style:family="table-column">
      <style:table-column-properties style:column-width="3.3548in" style:use-optimal-column-width="false"/>
    </style:style>
    <style:style style:name="Table207" style:family="table">
      <style:table-properties style:width="7.302in" fo:margin-left="0.0902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13" style:parent-style-name="Titolo2" style:family="paragraph">
      <style:paragraph-properties fo:margin-top="0in" fo:margin-bottom="0in"/>
    </style:style>
    <style:style style:name="TableCell21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1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20" style:parent-style-name="Titolo3" style:family="paragraph">
      <style:paragraph-properties fo:text-align="start" fo:margin-top="0in"/>
      <style:text-properties style:font-name="Segoe UI"/>
    </style:style>
    <style:style style:name="TableCell22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/>
    </style:style>
    <style:style style:name="T223" style:parent-style-name="Car.predefinitoparagrafo" style:family="text">
      <style:text-properties style:font-name="Segoe UI" fo:background-color="#FFFFFF"/>
    </style:style>
    <style:style style:name="T224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22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text-align="start"/>
      <style:text-properties style:font-name="Segoe UI"/>
    </style:style>
    <style:style style:name="P22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22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22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31" style:family="table-column">
      <style:table-column-properties style:column-width="0.7493in" style:use-optimal-column-width="false"/>
    </style:style>
    <style:style style:name="TableColumn232" style:family="table-column">
      <style:table-column-properties style:column-width="3.1979in" style:use-optimal-column-width="false"/>
    </style:style>
    <style:style style:name="TableColumn233" style:family="table-column">
      <style:table-column-properties style:column-width="3.3548in" style:use-optimal-column-width="false"/>
    </style:style>
    <style:style style:name="Table230" style:family="table">
      <style:table-properties style:width="7.302in" fo:margin-left="0.0902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36" style:parent-style-name="Titolo2" style:family="paragraph">
      <style:paragraph-properties fo:margin-top="0in" fo:margin-bottom="0in"/>
    </style:style>
    <style:style style:name="TableCell23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43" style:parent-style-name="Titolo3" style:family="paragraph">
      <style:paragraph-properties fo:text-align="start" fo:margin-top="0in"/>
      <style:text-properties style:font-name="Segoe UI"/>
    </style:style>
    <style:style style:name="TableCell2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45" style:parent-style-name="Standard" style:family="paragraph">
      <style:paragraph-properties fo:text-align="start"/>
    </style:style>
    <style:style style:name="T246" style:parent-style-name="Car.predefinitoparagrafo" style:family="text">
      <style:text-properties style:font-name="Segoe UI" fo:background-color="#FFFFFF"/>
    </style:style>
    <style:style style:name="T247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2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49" style:parent-style-name="Standard" style:family="paragraph">
      <style:paragraph-properties fo:text-align="start"/>
      <style:text-properties style:font-name="Segoe UI"/>
    </style:style>
    <style:style style:name="P250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52" style:family="table-column">
      <style:table-column-properties style:column-width="0.7493in" style:use-optimal-column-width="false"/>
    </style:style>
    <style:style style:name="TableColumn253" style:family="table-column">
      <style:table-column-properties style:column-width="3.1979in" style:use-optimal-column-width="false"/>
    </style:style>
    <style:style style:name="TableColumn254" style:family="table-column">
      <style:table-column-properties style:column-width="3.3548in" style:use-optimal-column-width="false"/>
    </style:style>
    <style:style style:name="Table251" style:family="table">
      <style:table-properties style:width="7.302in" fo:margin-left="0.0902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57" style:parent-style-name="Titolo2" style:family="paragraph">
      <style:paragraph-properties fo:margin-top="0in" fo:margin-bottom="0in"/>
    </style:style>
    <style:style style:name="TableCell25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64" style:parent-style-name="Titolo3" style:family="paragraph">
      <style:paragraph-properties fo:text-align="start" fo:margin-top="0in"/>
      <style:text-properties style:font-name="Segoe UI"/>
    </style:style>
    <style:style style:name="TableCell26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66" style:parent-style-name="Standard" style:family="paragraph">
      <style:paragraph-properties fo:text-align="start"/>
    </style:style>
    <style:style style:name="T267" style:parent-style-name="Car.predefinitoparagrafo" style:family="text">
      <style:text-properties style:font-name="Segoe UI" fo:background-color="#FFFFFF"/>
    </style:style>
    <style:style style:name="T268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26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70" style:parent-style-name="Standard" style:family="paragraph">
      <style:paragraph-properties fo:text-align="start"/>
    </style:style>
    <style:style style:name="T271" style:parent-style-name="Car.predefinitoparagrafo" style:family="text">
      <style:text-properties style:font-name="Segoe UI" fo:background-color="#FFFFFF"/>
    </style:style>
    <style:style style:name="P27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74" style:family="table-column">
      <style:table-column-properties style:column-width="0.7493in" style:use-optimal-column-width="false"/>
    </style:style>
    <style:style style:name="TableColumn275" style:family="table-column">
      <style:table-column-properties style:column-width="3.1979in" style:use-optimal-column-width="false"/>
    </style:style>
    <style:style style:name="TableColumn276" style:family="table-column">
      <style:table-column-properties style:column-width="3.3548in" style:use-optimal-column-width="false"/>
    </style:style>
    <style:style style:name="Table273" style:family="table">
      <style:table-properties style:width="7.302in" fo:margin-left="0.0902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79" style:parent-style-name="Titolo2" style:family="paragraph">
      <style:paragraph-properties fo:margin-top="0in" fo:margin-bottom="0in"/>
    </style:style>
    <style:style style:name="TableCell28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86" style:parent-style-name="Titolo3" style:family="paragraph">
      <style:paragraph-properties fo:text-align="start" fo:margin-top="0in"/>
      <style:text-properties style:font-name="Segoe UI"/>
    </style:style>
    <style:style style:name="TableCell28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88" style:parent-style-name="Standard" style:family="paragraph">
      <style:paragraph-properties fo:text-align="start"/>
    </style:style>
    <style:style style:name="T289" style:parent-style-name="Car.predefinitoparagrafo" style:family="text">
      <style:text-properties style:font-name="Segoe UI" fo:background-color="#FFFFFF"/>
    </style:style>
    <style:style style:name="T290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29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/>
      <style:text-properties style:font-name="Segoe UI"/>
    </style:style>
    <style:style style:name="P29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95" style:family="table-column">
      <style:table-column-properties style:column-width="0.7493in" style:use-optimal-column-width="false"/>
    </style:style>
    <style:style style:name="TableColumn296" style:family="table-column">
      <style:table-column-properties style:column-width="3.1979in" style:use-optimal-column-width="false"/>
    </style:style>
    <style:style style:name="TableColumn297" style:family="table-column">
      <style:table-column-properties style:column-width="3.3548in" style:use-optimal-column-width="false"/>
    </style:style>
    <style:style style:name="Table294" style:family="table">
      <style:table-properties style:width="7.302in" fo:margin-left="0.0902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00" style:parent-style-name="Titolo2" style:family="paragraph">
      <style:paragraph-properties fo:margin-top="0in" fo:margin-bottom="0in"/>
    </style:style>
    <style:style style:name="TableCell30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0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0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07" style:parent-style-name="Titolo3" style:family="paragraph">
      <style:paragraph-properties fo:text-align="start" fo:margin-top="0in"/>
      <style:text-properties style:font-name="Segoe UI"/>
    </style:style>
    <style:style style:name="TableCell30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09" style:parent-style-name="Standard" style:family="paragraph">
      <style:paragraph-properties fo:text-align="start"/>
    </style:style>
    <style:style style:name="T310" style:parent-style-name="Car.predefinitoparagrafo" style:family="text">
      <style:text-properties style:font-name="Segoe UI" fo:background-color="#FFFFFF"/>
    </style:style>
    <style:style style:name="T311" style:parent-style-name="Car.predefinitoparagrafo" style:family="text">
      <style:text-properties style:font-name="Segoe UI" fo:font-style="italic" style:font-style-asian="italic" style:font-style-complex="italic" fo:background-color="#FFFFFF"/>
    </style:style>
    <style:style style:name="TableCell31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13" style:parent-style-name="Standard" style:family="paragraph">
      <style:paragraph-properties fo:text-align="start"/>
      <style:text-properties style:font-name="Segoe UI"/>
    </style:style>
    <style:style style:name="P314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31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316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TableColumn318" style:family="table-column">
      <style:table-column-properties style:column-width="0.7493in" style:use-optimal-column-width="false"/>
    </style:style>
    <style:style style:name="TableColumn319" style:family="table-column">
      <style:table-column-properties style:column-width="3.1979in" style:use-optimal-column-width="false"/>
    </style:style>
    <style:style style:name="TableColumn320" style:family="table-column">
      <style:table-column-properties style:column-width="3.3548in" style:use-optimal-column-width="false"/>
    </style:style>
    <style:style style:name="Table317" style:family="table">
      <style:table-properties style:width="7.302in" fo:margin-left="0.0902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23" style:parent-style-name="Titolo2" style:family="paragraph">
      <style:paragraph-properties fo:margin-top="0in" fo:margin-bottom="0in"/>
    </style:style>
    <style:style style:name="TableCell32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2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30" style:parent-style-name="Titolo3" style:family="paragraph">
      <style:paragraph-properties fo:text-align="start" fo:margin-top="0in"/>
      <style:text-properties style:font-name="Segoe UI" fo:color="#CE181E"/>
    </style:style>
    <style:style style:name="TableCell33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32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333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334" style:parent-style-name="Standard" style:family="paragraph">
      <style:paragraph-properties fo:text-align="start"/>
      <style:text-properties style:font-name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37" style:parent-style-name="Titolo3" style:family="paragraph">
      <style:paragraph-properties fo:text-align="start" fo:margin-top="0in"/>
      <style:text-properties style:font-name="Segoe UI"/>
    </style:style>
    <style:style style:name="TableCell3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39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34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41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34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</office:automatic-styles>
  <office:body>
    <office:text text:use-soft-page-breaks="true">
      <text:p text:style-name="P1">Gestire gli event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gli eventi</text:p>
      <text:p text:style-name="P3">Livello:</text:p>
      <text:p text:style-name="Standard"><text:span text:style-name="T4">Attore primario:<text:s/></text:span>Organizzatore di eventi</text:p>
      <text:p text:style-name="P5">Parti Interessate:</text:p>
      <text:p text:style-name="Standard"><text:span text:style-name="T6">Pre-condizioni:<text:s/></text:span>L’utente deve essersi<text:s/>autenticato come organizzatore dell’evento.</text:p>
      <text:p text:style-name="Standard"><text:span text:style-name="T7">Garanzie di successo o post-condizioni:</text:span><text:s/>.</text:p>
      <text:h text:style-name="Titolo1" text:outline-level="1"><text:bookmark-start text:name="_ktoaw1c37hxq"/><text:bookmark-end text:name="_ktoaw1c37hxq"/><text:soft-page-break/>Scenario principale di successo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h text:style-name="P14" text:outline-level="2"><text:bookmark-start text:name="_p0004dld5iri"/><text:bookmark-end text:name="_p0004dld5iri"/>#</text:h>
          </table:table-cell>
          <table:table-cell table:style-name="TableCell15">
            <text:h text:style-name="P16" text:outline-level="2"><text:bookmark-start text:name="_p0004dld5iri1"/><text:bookmark-end text:name="_p0004dld5iri1"/>Attore</text:h>
          </table:table-cell>
          <table:table-cell table:style-name="TableCell17">
            <text:h text:style-name="P18" text:outline-level="2"><text:bookmark-start text:name="_p0004dld5iri2"/><text:bookmark-end text:name="_p0004dld5iri2"/>Sistema</text:h>
          </table:table-cell>
        </table:table-row>
        <table:table-row table:style-name="TableRow19">
          <table:table-cell table:style-name="TableCell20">
            <text:h text:style-name="P21" text:outline-level="3"><text:bookmark-start text:name="_pa0e6zrbleih"/><text:bookmark-end text:name="_pa0e6zrbleih"/>1</text:h>
          </table:table-cell>
          <table:table-cell table:style-name="TableCell22">
            <text:p text:style-name="P23">Opzionalmente consulta il tabellone dei turni per verificare lo stato della cucina nei giorni precedenti all’evento</text:p>
          </table:table-cell>
          <table:table-cell table:style-name="TableCell24">
            <text:p text:style-name="P25">Restituisce il tabellone dei turni</text:p>
          </table:table-cell>
        </table:table-row>
        <table:table-row table:style-name="TableRow26">
          <table:table-cell table:style-name="TableCell27">
            <text:h text:style-name="P28" text:outline-level="3"><text:bookmark-start text:name="_pa0e6zrbleih1"/><text:bookmark-start text:name="_pa0e6zrbleih2"/><text:bookmark-end text:name="_pa0e6zrbleih1"/><text:bookmark-end text:name="_pa0e6zrbleih2"/>2</text:h>
          </table:table-cell>
          <table:table-cell table:style-name="TableCell29">
            <text:p text:style-name="P30">Opzionalmente Compila una scheda per un evento, annotando la durata e il numero di servizi richiesti, la data/e, il luogo, il numero previsto di <text:s text:c="2"/>partecipanti, i tipo di servizio richiesto, e alcune note sulla tipologia<text:s/>(quanti giorni/servizi, elegante/informale, privato/aziendale)</text:p>
          </table:table-cell>
          <table:table-cell table:style-name="TableCell31">
            <text:p text:style-name="P32">Restituisce la scheda compilata.</text:p>
          </table:table-cell>
        </table:table-row>
        <table:table-row table:style-name="TableRow33">
          <table:table-cell table:style-name="TableCell34">
            <text:h text:style-name="P35" text:outline-level="3"><text:bookmark-start text:name="_pa0e6zrbleih3"/><text:bookmark-end text:name="_pa0e6zrbleih3"/></text:h>
          </table:table-cell>
          <table:table-cell table:style-name="TableCell36">
            <text:p text:style-name="P37">Se almeno ho un evento a cui lavorare procedo con questo ,altrimenti termin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h text:style-name="P42" text:outline-level="3"><text:bookmark-start text:name="_pa0e6zrbleih4"/><text:bookmark-end text:name="_pa0e6zrbleih4"/>3</text:h>
          </table:table-cell>
          <table:table-cell table:style-name="TableCell43">
            <text:p text:style-name="P44">Sceglie lo chef per l’evento</text:p>
          </table:table-cell>
          <table:table-cell table:style-name="TableCell45">
            <text:p text:style-name="P46">Scelta effettuata correttamente</text:p>
          </table:table-cell>
        </table:table-row>
        <table:table-row table:style-name="TableRow47">
          <table:table-cell table:style-name="TableCell48">
            <text:h text:style-name="P49" text:outline-level="3"><text:bookmark-start text:name="_pa0e6zrbleih5"/><text:bookmark-end text:name="_pa0e6zrbleih5"/>4</text:h>
          </table:table-cell>
          <table:table-cell table:style-name="TableCell50">
            <text:p text:style-name="P51">Opzionalmente modifica il numero di partecipanti</text:p>
          </table:table-cell>
          <table:table-cell table:style-name="TableCell52">
            <text:p text:style-name="P53">Aggiorna modifica</text:p>
          </table:table-cell>
        </table:table-row>
        <table:table-row table:style-name="TableRow54">
          <table:table-cell table:style-name="TableCell55">
            <text:h text:style-name="P56" text:outline-level="3">5</text:h>
          </table:table-cell>
          <table:table-cell table:style-name="TableCell57">
            <text:p text:style-name="P58">Sceglie un membro del personale<text:s/>che sia reso disponibile<text:s/>per un<text:s/>servizio, <text:s/>opzionalmente specificandone il ruolo.</text:p>
          </table:table-cell>
          <table:table-cell table:style-name="TableCell59">
            <text:p text:style-name="P60"><text:s/>Aggiorna la scheda<text:s/></text:p>
          </table:table-cell>
        </table:table-row>
        <table:table-row table:style-name="TableRow61">
          <table:table-cell table:style-name="TableCell62">
            <text:h text:style-name="P63" text:outline-level="3">6</text:h>
          </table:table-cell>
          <table:table-cell table:style-name="TableCell64">
            <text:p text:style-name="P65">Opzionalmente cancella un evento</text:p>
          </table:table-cell>
          <table:table-cell table:style-name="TableCell66">
            <text:p text:style-name="P67">Registra la modifica<text:s/></text:p>
          </table:table-cell>
        </table:table-row>
        <table:table-row table:style-name="TableRow68">
          <table:table-cell table:style-name="TableCell69">
            <text:h text:style-name="P70" text:outline-level="3"/>
          </table:table-cell>
          <table:table-cell table:style-name="TableCell71">
            <text:p text:style-name="P72"><text:s/>Torna al passo 4 se vuole ulteriori modifche</text:p>
            <text:p text:style-name="P73">Altrimenti fine uc.</text:p>
          </table:table-cell>
          <table:table-cell table:style-name="TableCell74">
            <text:p text:style-name="P75"/>
          </table:table-cell>
        </table:table-row>
      </table:table>
      <text:p text:style-name="Standard"/>
      <text:h text:style-name="P76" text:outline-level="1"/>
      <text:p text:style-name="Standard"><text:span text:style-name="T77">Estensione 4</text:span><text:span text:style-name="T78">a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h text:style-name="P85" text:outline-level="2">#</text:h>
          </table:table-cell>
          <table:table-cell table:style-name="TableCell86">
            <text:h text:style-name="P87" text:outline-level="2">Attore</text:h>
          </table:table-cell>
          <table:table-cell table:style-name="TableCell88">
            <text:h text:style-name="P89" text:outline-level="2">Sistema</text:h>
          </table:table-cell>
        </table:table-row>
        <table:table-row table:style-name="TableRow90">
          <table:table-cell table:style-name="TableCell91">
            <text:h text:style-name="P92" text:outline-level="3">4a.1</text:h>
          </table:table-cell>
          <table:table-cell table:style-name="TableCell93">
            <text:p text:style-name="P94"><text:s/>propone una modifica ai menù</text:p>
          </table:table-cell>
          <table:table-cell table:style-name="TableCell95">
            <text:p text:style-name="P96">Registra una proposta</text:p>
          </table:table-cell>
        </table:table-row>
      </table:table>
      <text:p text:style-name="P97"/>
      <text:p text:style-name="P98">Estensione 4b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soft-page-break/>
            <text:h text:style-name="P105" text:outline-level="2">#</text:h>
          </table:table-cell>
          <table:table-cell table:style-name="TableCell106">
            <text:h text:style-name="P107" text:outline-level="2">Attore</text:h>
          </table:table-cell>
          <table:table-cell table:style-name="TableCell108">
            <text:h text:style-name="P109" text:outline-level="2">Sistema</text:h>
          </table:table-cell>
        </table:table-row>
        <table:table-row table:style-name="TableRow110">
          <table:table-cell table:style-name="TableCell111">
            <text:h text:style-name="P112" text:outline-level="3">4b.1</text:h>
          </table:table-cell>
          <table:table-cell table:style-name="TableCell113">
            <text:p text:style-name="P114"><text:span text:style-name="T115"><text:s/>approva i menu dello chef</text:span></text:p>
          </table:table-cell>
          <table:table-cell table:style-name="TableCell116">
            <text:p text:style-name="P117">Registra la modifica</text:p>
          </table:table-cell>
        </table:table-row>
      </table:table>
      <text:p text:style-name="P118"/>
      <text:p text:style-name="P119">Estensione 4c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h text:style-name="P126" text:outline-level="2">#</text:h>
          </table:table-cell>
          <table:table-cell table:style-name="TableCell127">
            <text:h text:style-name="P128" text:outline-level="2">Attore</text:h>
          </table:table-cell>
          <table:table-cell table:style-name="TableCell129">
            <text:h text:style-name="P130" text:outline-level="2">Sistema</text:h>
          </table:table-cell>
        </table:table-row>
        <table:table-row table:style-name="TableRow131">
          <table:table-cell table:style-name="TableCell132">
            <text:h text:style-name="P133" text:outline-level="3">4c.1</text:h>
          </table:table-cell>
          <table:table-cell table:style-name="TableCell134">
            <text:p text:style-name="P135"><text:span text:style-name="T136"><text:s/></text:span><text:span text:style-name="T137">OPPURE rimuove il personale in eccesso</text:span></text:p>
          </table:table-cell>
          <table:table-cell table:style-name="TableCell138">
            <text:p text:style-name="P139">Registra la modifica</text:p>
          </table:table-cell>
        </table:table-row>
      </table:table>
      <text:p text:style-name="P140"/>
      <text:p text:style-name="P141">Estensione 4d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h text:style-name="P148" text:outline-level="2">#</text:h>
          </table:table-cell>
          <table:table-cell table:style-name="TableCell149">
            <text:h text:style-name="P150" text:outline-level="2">Attore</text:h>
          </table:table-cell>
          <table:table-cell table:style-name="TableCell151">
            <text:h text:style-name="P152" text:outline-level="2">Sistema</text:h>
          </table:table-cell>
        </table:table-row>
        <table:table-row table:style-name="TableRow153">
          <table:table-cell table:style-name="TableCell154">
            <text:h text:style-name="P155" text:outline-level="3">4d.1</text:h>
          </table:table-cell>
          <table:table-cell table:style-name="TableCell156">
            <text:p text:style-name="P157"><text:span text:style-name="T158"><text:s/>OPPURE modifica la data di un evento</text:span></text:p>
          </table:table-cell>
          <table:table-cell table:style-name="TableCell159">
            <text:p text:style-name="P160">Registra la modifica</text:p>
          </table:table-cell>
        </table:table-row>
      </table:table>
      <text:p text:style-name="P161"/>
      <text:p text:style-name="P162">Estensione 4e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h text:style-name="P169" text:outline-level="2">#</text:h>
          </table:table-cell>
          <table:table-cell table:style-name="TableCell170">
            <text:h text:style-name="P171" text:outline-level="2">Attore</text:h>
          </table:table-cell>
          <table:table-cell table:style-name="TableCell172">
            <text:h text:style-name="P173" text:outline-level="2">Sistema</text:h>
          </table:table-cell>
        </table:table-row>
        <table:table-row table:style-name="TableRow174">
          <table:table-cell table:style-name="TableCell175">
            <text:h text:style-name="P176" text:outline-level="3">4e.1</text:h>
          </table:table-cell>
          <table:table-cell table:style-name="TableCell177">
            <text:p text:style-name="P178"><text:span text:style-name="T179"><text:s/></text:span><text:span text:style-name="T180">OPPURE modifica un servizio</text:span></text:p>
          </table:table-cell>
          <table:table-cell table:style-name="TableCell181">
            <text:p text:style-name="P182">Registra la modifica</text:p>
          </table:table-cell>
        </table:table-row>
      </table:table>
      <text:p text:style-name="P183"/>
      <text:p text:style-name="P184">Estensione 4f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h text:style-name="P191" text:outline-level="2">#</text:h>
          </table:table-cell>
          <table:table-cell table:style-name="TableCell192">
            <text:h text:style-name="P193" text:outline-level="2">Attore</text:h>
          </table:table-cell>
          <table:table-cell table:style-name="TableCell194">
            <text:h text:style-name="P195" text:outline-level="2">Sistema</text:h>
          </table:table-cell>
        </table:table-row>
        <table:table-row table:style-name="TableRow196">
          <table:table-cell table:style-name="TableCell197">
            <text:h text:style-name="P198" text:outline-level="3">4f.1</text:h>
          </table:table-cell>
          <table:table-cell table:style-name="TableCell199">
            <text:p text:style-name="P200"><text:span text:style-name="T201"><text:s/></text:span><text:span text:style-name="T202">OPPURE indica un evento come “terminato”</text:span></text:p>
          </table:table-cell>
          <table:table-cell table:style-name="TableCell203">
            <text:p text:style-name="P204">Aggiorna la scheda</text:p>
          </table:table-cell>
        </table:table-row>
      </table:table>
      <text:p text:style-name="P205"/>
      <text:p text:style-name="P206">Estensione 4g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h text:style-name="P213" text:outline-level="2">#</text:h>
          </table:table-cell>
          <table:table-cell table:style-name="TableCell214">
            <text:h text:style-name="P215" text:outline-level="2">Attore</text:h>
          </table:table-cell>
          <table:table-cell table:style-name="TableCell216">
            <text:h text:style-name="P217" text:outline-level="2">Sistema</text:h>
          </table:table-cell>
        </table:table-row>
        <table:table-row table:style-name="TableRow218">
          <table:table-cell table:style-name="TableCell219">
            <text:h text:style-name="P220" text:outline-level="3">4g.1</text:h>
          </table:table-cell>
          <table:table-cell table:style-name="TableCell221">
            <text:p text:style-name="P222"><text:span text:style-name="T223"><text:s/></text:span><text:span text:style-name="T224">OPPURE segna delle note riguardanti l’evento, annotando menù, distribuzione del personale ed ulteriori informazioni</text:span></text:p>
          </table:table-cell>
          <table:table-cell table:style-name="TableCell225">
            <text:p text:style-name="P226">Aggiorna la scheda</text:p>
          </table:table-cell>
        </table:table-row>
      </table:table>
      <text:p text:style-name="P227"/>
      <text:p text:style-name="P228"/>
      <text:p text:style-name="P229">Estensione 4h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h text:style-name="P236" text:outline-level="2">#</text:h>
          </table:table-cell>
          <table:table-cell table:style-name="TableCell237">
            <text:h text:style-name="P238" text:outline-level="2">Attore</text:h>
          </table:table-cell>
          <table:table-cell table:style-name="TableCell239">
            <text:h text:style-name="P240" text:outline-level="2">Sistema</text:h>
          </table:table-cell>
        </table:table-row>
        <table:table-row table:style-name="TableRow241">
          <table:table-cell table:style-name="TableCell242">
            <text:h text:style-name="P243" text:outline-level="3">4h.1</text:h>
          </table:table-cell>
          <table:table-cell table:style-name="TableCell244">
            <text:p text:style-name="P245"><text:span text:style-name="T246"><text:s/></text:span><text:span text:style-name="T247">Oppure <text:s/>modifica la location dell’evento</text:span></text:p>
          </table:table-cell>
          <table:table-cell table:style-name="TableCell248">
            <text:p text:style-name="P249">Registra la modifica</text:p>
          </table:table-cell>
        </table:table-row>
      </table:table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soft-page-break/>
            <text:h text:style-name="P257" text:outline-level="2">#</text:h>
          </table:table-cell>
          <table:table-cell table:style-name="TableCell258">
            <text:h text:style-name="P259" text:outline-level="2">Attore</text:h>
          </table:table-cell>
          <table:table-cell table:style-name="TableCell260">
            <text:h text:style-name="P261" text:outline-level="2">Sistema</text:h>
          </table:table-cell>
        </table:table-row>
        <table:table-row table:style-name="TableRow262">
          <table:table-cell table:style-name="TableCell263">
            <text:h text:style-name="P264" text:outline-level="3">6a.1</text:h>
          </table:table-cell>
          <table:table-cell table:style-name="TableCell265">
            <text:p text:style-name="P266"><text:span text:style-name="T267"><text:s/></text:span><text:span text:style-name="T268">OPPURE annulla un evento</text:span></text:p>
          </table:table-cell>
          <table:table-cell table:style-name="TableCell269">
            <text:p text:style-name="P270"><text:span text:style-name="T271">Registra la modifica</text:span></text:p>
          </table:table-cell>
        </table:table-row>
      </table:table>
      <text:p text:style-name="P272"/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h text:style-name="P279" text:outline-level="2">#</text:h>
          </table:table-cell>
          <table:table-cell table:style-name="TableCell280">
            <text:h text:style-name="P281" text:outline-level="2">Attore</text:h>
          </table:table-cell>
          <table:table-cell table:style-name="TableCell282">
            <text:h text:style-name="P283" text:outline-level="2">Sistema</text:h>
          </table:table-cell>
        </table:table-row>
        <table:table-row table:style-name="TableRow284">
          <table:table-cell table:style-name="TableCell285">
            <text:h text:style-name="P286" text:outline-level="3">6b.1</text:h>
          </table:table-cell>
          <table:table-cell table:style-name="TableCell287">
            <text:p text:style-name="P288"><text:span text:style-name="T289"><text:s/></text:span><text:span text:style-name="T290">OPPURE annulla un servizio</text:span></text:p>
          </table:table-cell>
          <table:table-cell table:style-name="TableCell291">
            <text:p text:style-name="P292">Registra la modifica</text:p>
          </table:table-cell>
        </table:table-row>
      </table:table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h text:style-name="P300" text:outline-level="2">#</text:h>
          </table:table-cell>
          <table:table-cell table:style-name="TableCell301">
            <text:h text:style-name="P302" text:outline-level="2">Attore</text:h>
          </table:table-cell>
          <table:table-cell table:style-name="TableCell303">
            <text:h text:style-name="P304" text:outline-level="2">Sistema</text:h>
          </table:table-cell>
        </table:table-row>
        <table:table-row table:style-name="TableRow305">
          <table:table-cell table:style-name="TableCell306">
            <text:h text:style-name="P307" text:outline-level="3">6c.1</text:h>
          </table:table-cell>
          <table:table-cell table:style-name="TableCell308">
            <text:p text:style-name="P309"><text:span text:style-name="T310"><text:s/></text:span><text:span text:style-name="T311">Oppure cancella un sevizio</text:span></text:p>
          </table:table-cell>
          <table:table-cell table:style-name="TableCell312">
            <text:p text:style-name="P313">Registra la modifica</text:p>
          </table:table-cell>
        </table:table-row>
      </table:table>
      <text:p text:style-name="P314"/>
      <text:p text:style-name="P315"/>
      <text:p text:style-name="P316">Eccezione<text:s/></text:p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h text:style-name="P323" text:outline-level="2">#</text:h>
          </table:table-cell>
          <table:table-cell table:style-name="TableCell324">
            <text:h text:style-name="P325" text:outline-level="2">Attore</text:h>
          </table:table-cell>
          <table:table-cell table:style-name="TableCell326">
            <text:h text:style-name="P327" text:outline-level="2">Sistema</text:h>
          </table:table-cell>
        </table:table-row>
        <table:table-row table:style-name="TableRow328">
          <table:table-cell table:style-name="TableCell329">
            <text:h text:style-name="P330" text:outline-level="3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h text:style-name="P337" text:outline-level="3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Oxygen" svg:font-family="Oxygen" style:font-family-generic="roman" style:font-pitch="variable"/>
    <style:font-face style:name="Bitter" svg:font-family="Bitter" style:font-family-generic="roman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roman" style:font-pitch="variable"/>
    <style:font-face style:name="Fontdiner Swanky" svg:font-family="Fontdiner Swanky" style:font-family-generic="roman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briele</meta:initial-creator>
    <dc:creator>Gabriele</dc:creator>
    <meta:creation-date>2020-05-15T14:40:00Z</meta:creation-date>
    <dc:date>2020-05-23T14:26:00Z</dc:date>
    <meta:template xlink:href="Normal.dotm" xlink:type="simple"/>
    <meta:editing-cycles>100</meta:editing-cycles>
    <meta:editing-duration>PT10080S</meta:editing-duration>
    <meta:document-statistic meta:page-count="4" meta:paragraph-count="4" meta:word-count="355" meta:character-count="2375" meta:row-count="16" meta:non-whitespace-character-count="2024"/>
  </office:meta>
</office:document-meta>
</file>